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B00000000AE93AEEF53EED1CCE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Oswald" svg:font-family="Oswald" style:font-family-generic="roman" style:font-pitch="variable"/>
    <style:font-face style:name="Proxima Nova" svg:font-family="'Proxima Nova'" style:font-family-generic="roman" style:font-pitch="variable"/>
    <style:font-face style:name="Source Code Pro" svg:font-family="'Source Code Pro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Oswald1" svg:font-family="Oswald" style:font-family-generic="system" style:font-pitch="variable"/>
    <style:font-face style:name="Proxima Nova1" svg:font-family="'Proxima Nova'" style:font-family-generic="system" style:font-pitch="variable"/>
    <style:font-face style:name="Source Code Pro1" svg:font-family="'Source Code Pro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Heading_20_2">
      <style:paragraph-properties fo:margin-top="0.139in" fo:margin-bottom="0in" loext:contextual-spacing="false" fo:line-height="125%"/>
    </style:style>
    <style:style style:name="P2" style:family="paragraph" style:parent-style-name="Standard">
      <style:paragraph-properties fo:margin-top="0.139in" fo:margin-bottom="0in" loext:contextual-spacing="false"/>
    </style:style>
    <style:style style:name="P3" style:family="paragraph" style:parent-style-name="Standard">
      <style:paragraph-properties fo:margin-top="0in" fo:margin-bottom="0in" loext:contextual-spacing="false" fo:line-height="150%" fo:padding="0in" fo:border="none"/>
    </style:style>
    <style:style style:name="P4" style:family="paragraph" style:parent-style-name="Standard" style:master-page-name="Standard">
      <style:paragraph-properties fo:margin-top="0in" fo:margin-bottom="0in" loext:contextual-spacing="false" fo:line-height="100%" fo:keep-together="auto" style:page-number="1" fo:padding="0in" fo:border="none" fo:keep-with-next="auto"/>
    </style:style>
    <style:style style:name="P5" style:family="paragraph" style:parent-style-name="Standard" style:list-style-name="WWNum1">
      <style:paragraph-properties fo:margin-left="0.5in" fo:margin-right="0in" fo:margin-top="0.139in" fo:margin-bottom="0in" loext:contextual-spacing="true" fo:line-height="125%" fo:text-indent="-0.25in" style:auto-text-indent="false"/>
    </style:style>
    <style:style style:name="P6" style:family="paragraph" style:parent-style-name="Title">
      <style:paragraph-properties fo:margin-top="0.139in" fo:margin-bottom="0in" loext:contextual-spacing="false" fo:keep-together="auto" fo:padding="0in" fo:border="none" fo:keep-with-next="auto"/>
    </style:style>
    <style:style style:name="T1" style:family="text">
      <style:text-properties fo:color="#3d85c6" style:font-name="Oswald" fo:font-size="14pt" fo:font-weight="bold" style:font-name-asian="Oswald1" style:font-size-asian="14pt" style:font-weight-asian="bold" style:font-name-complex="Oswald1" style:font-size-complex="14pt"/>
    </style:style>
    <style:style style:name="T2" style:family="text">
      <style:text-properties fo:color="#e31c60" fo:font-size="24pt" style:font-size-asian="24pt" style:font-size-complex="24pt"/>
    </style:style>
    <style:style style:name="T3" style:family="text">
      <style:text-properties fo:color="#e31c60" style:font-name="Oswald" fo:font-size="24pt" style:font-name-asian="Oswald1" style:font-size-asian="24pt" style:font-name-complex="Oswald1" style:font-size-complex="24pt"/>
    </style:style>
    <style:style style:name="T4" style:family="text">
      <style:text-properties fo:color="#424242" style:font-name="Source Code Pro" fo:font-size="10pt" style:font-name-asian="Source Code Pro1" style:font-size-asian="10pt" style:font-name-complex="Source Code Pro1" style:font-size-complex="10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000000" style:font-name="Proxima Nova" fo:font-size="11pt" style:font-name-asian="Proxima Nova1" style:font-size-asian="11pt" style:font-name-complex="Proxima Nova1" style:font-size-complex="11pt"/>
    </style:style>
    <style:style style:name="T7" style:family="text">
      <style:text-properties fo:color="#008a05" fo:font-size="14pt" style:font-size-asian="14pt" style:font-size-complex="14pt"/>
    </style:style>
    <style:style style:name="T8" style:family="text">
      <style:text-properties fo:color="#3c78d8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OPEN SOURCE COMPLIANCE</text:span></text:p>
      <text:p text:style-name="P6"><text:bookmark text:name="_lntg56ljm653"/><text:span text:style-name="T2">Recommended Engineering Practices</text:span></text:p>
      <text:p text:style-name="P3"><draw:frame draw:style-name="fr1" draw:name="image2.png" text:anchor-type="as-char" svg:width="6.5in" svg:height="0.0555in" draw:z-index="0"><draw:image xlink:href="Pictures/10000201000004B00000000AE93AEEF53EED1CCE.png" xlink:type="simple" xlink:show="embed" xlink:actuate="onLoad" loext:mime-type="image/png"/><svg:title>horizontal line</svg:title></draw:frame></text:p>
      <text:p text:style-name="P1"><text:bookmark text:name="_p4lcjigcrzea"/><text:span text:style-name="T5">DO NOT</text:span></text:p>
      <text:list xml:id="list2977020765" text:style-name="WWNum1">
        <text:list-item>
          <text:p text:style-name="P5"><text:span text:style-name="T6">Remove or in any way disturb existing licensing or copyright information. </text:span></text:p>
        </text:list-item>
        <text:list-item>
          <text:p text:style-name="P5"><text:span text:style-name="T6">Rename open source modules or components.</text:span></text:p>
        </text:list-item>
        <text:list-item>
          <text:p text:style-name="P5"><text:span text:style-name="T6">Copy/paste open source code into proprietary or third party source code or vice versa without proper approval. Follow your company’s policy.</text:span></text:p>
        </text:list-item>
        <text:list-item>
          <text:p text:style-name="P5"><text:span text:style-name="T6">Commit open source or third party code source into an internal product source tree without prior approval. Follow your company’s policy.</text:span></text:p>
        </text:list-item>
        <text:list-item>
          <text:p text:style-name="P5"><text:span text:style-name="T6">Merge or mix source code incoming under different licenses without prior approval. These instances are reviewed on a case-by-case basis due to the implications with respect to license compatibility and the arguments that could be made with respect to what is considered a derivative work. Follow your company’s policy.</text:span></text:p>
        </text:list-item>
        <text:list-item>
          <text:p text:style-name="P5"><text:span text:style-name="T6">Discuss compliance practices with individuals outside of your company.</text:span></text:p>
        </text:list-item>
      </text:list>
      <text:p text:style-name="P1"><text:bookmark text:name="_f1w3h3cpslol"/><text:span text:style-name="T7">DO</text:span></text:p>
      <text:list xml:id="list180055010979042" text:continue-numbering="true" text:style-name="WWNum1">
        <text:list-item>
          <text:p text:style-name="P5"><text:span text:style-name="T6">Request approval to use open source software before you commit the code into the product repo.</text:span></text:p>
        </text:list-item>
        <text:list-item>
          <text:p text:style-name="P5"><text:span text:style-name="T6">Request approval before you link proprietary code to an open source library or vice versa. <text:s/>Follow your company’s policy. </text:span></text:p>
        </text:list-item>
        <text:list-item>
          <text:p text:style-name="P5"><text:span text:style-name="T6">Update the changelog for every file you modify to reflect the date of change, the author, and a short 1 line description of the change applied.</text:span></text:p>
        </text:list-item>
        <text:list-item>
          <text:p text:style-name="P5"><text:span text:style-name="T6">Document the interfaces between any code you are writing as it helps understand the interactions and clarify compliance concerns. </text:span></text:p>
        </text:list-item>
        <text:list-item>
          <text:p text:style-name="P5"><text:span text:style-name="T6">Save the web page documenting the license of the source code package you downloaded, and save a mint copy of the package in a backup location.</text:span></text:p>
        </text:list-item>
        <text:list-item>
          <text:p text:style-name="P5"><text:span text:style-name="T6">Verify that the license of the open source software you are about to upgrade is the same as the current version you are using . License changes can occur between versions.</text:span></text:p>
        </text:list-item>
        <text:list-item>
          <text:p text:style-name="P5"><text:span text:style-name="T6">Verify that the license in the source code package matches that described on the project web site. In the event of discrepancy, contact the project for clarification. <text:s text:c="2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Oswald" svg:font-family="Oswald" style:font-family-generic="roman" style:font-pitch="variable"/>
    <style:font-face style:name="Proxima Nova" svg:font-family="'Proxima Nova'" style:font-family-generic="roman" style:font-pitch="variable"/>
    <style:font-face style:name="Source Code Pro" svg:font-family="'Source Code Pro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Oswald1" svg:font-family="Oswald" style:font-family-generic="system" style:font-pitch="variable"/>
    <style:font-face style:name="Proxima Nova1" svg:font-family="'Proxima Nova'" style:font-family-generic="system" style:font-pitch="variable"/>
    <style:font-face style:name="Source Code Pro1" svg:font-family="'Source Code Pro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424242" style:text-line-through-style="none" style:text-line-through-type="none" style:text-position="0% 100%" style:font-name="Source Code Pro" fo:font-size="10pt" fo:language="en" fo:country="US" fo:font-style="normal" style:text-underline-style="none" fo:font-weight="normal" style:letter-kerning="false" style:font-name-asian="Source Code Pro1" style:font-size-asian="10pt" style:language-asian="zh" style:country-asian="CN" style:font-style-asian="normal" style:font-weight-asian="normal" style:font-name-complex="Source Code Pro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424242" style:text-line-through-style="none" style:text-line-through-type="none" style:text-position="0% 100%" style:font-name="Source Code Pro" fo:font-size="10pt" fo:language="en" fo:country="US" fo:font-style="normal" style:text-underline-style="none" fo:font-weight="normal" style:letter-kerning="false" style:font-name-asian="Source Code Pro1" style:font-size-asian="10pt" style:language-asian="zh" style:country-asian="CN" style:font-style-asian="normal" style:font-weight-asian="normal" style:font-name-complex="Source Code Pro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.139in" fo:margin-bottom="0in" loext:contextual-spacing="false" fo:line-height="150%" fo:text-align="start" style:justify-single-word="false" fo:keep-together="auto" fo:orphans="2" fo:widows="2" fo:text-indent="0in" style:auto-text-indent="false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true" fo:line-height="100%" fo:keep-together="always" fo:keep-with-next="always"/>
      <style:text-properties fo:color="#424242" style:font-name="Oswald" fo:font-family="Oswald" style:font-family-generic="roman" style:font-pitch="variable" fo:font-size="14pt" style:font-name-asian="Oswald1" style:font-family-asian="Oswald" style:font-family-generic-asian="system" style:font-pitch-asian="variable" style:font-size-asian="14pt" style:font-name-complex="Oswald1" style:font-family-complex="Oswald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true" fo:line-height="100%" fo:keep-together="always" fo:keep-with-next="always"/>
      <style:text-properties fo:color="#e31c60" style:font-name="Source Code Pro" fo:font-family="'Source Code Pro'" style:font-family-generic="roman" style:font-pitch="variable" fo:font-weight="bold" style:font-name-asian="Source Code Pro1" style:font-family-asian="'Source Code Pro'" style:font-family-generic-asian="system" style:font-pitch-asian="variable" style:font-weight-asian="bold" style:font-name-complex="Source Code Pro1" style:font-family-complex="'Source Code Pro'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in" loext:contextual-spacing="true" fo:line-height="150%" fo:keep-together="always" fo:keep-with-next="always"/>
      <style:text-properties fo:color="#424242" style:font-name="Oswald" fo:font-family="Oswald" style:font-family-generic="roman" style:font-pitch="variable" fo:font-size="12pt" style:font-name-asian="Oswald1" style:font-family-asian="Oswald" style:font-family-generic-asian="system" style:font-pitch-asian="variable" style:font-size-asian="12pt" style:font-name-complex="Oswald1" style:font-family-complex="Oswald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true" fo:line-height="100%" fo:keep-together="always" fo:keep-with-next="always"/>
      <style:text-properties style:font-name="Oswald" fo:font-family="Oswald" style:font-family-generic="roman" style:font-pitch="variable" fo:font-size="36pt" style:font-name-asian="Oswald1" style:font-family-asian="Oswald" style:font-family-generic-asian="system" style:font-pitch-asian="variable" style:font-size-asian="36pt" style:font-name-complex="Oswald1" style:font-family-complex="Oswald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0835in" fo:margin-bottom="0in" loext:contextual-spacing="true" fo:line-height="100%" fo:keep-together="always" fo:keep-with-next="always"/>
      <style:text-properties fo:color="#e31c60" style:font-name="Source Code Pro" fo:font-family="'Source Code Pro'" style:font-family-generic="roman" style:font-pitch="variable" fo:font-weight="bold" style:font-name-asian="Source Code Pro1" style:font-family-asian="'Source Code Pro'" style:font-family-generic-asian="system" style:font-pitch-asian="variable" style:font-weight-asian="bold" style:font-name-complex="Source Code Pro1" style:font-family-complex="'Source Code Pro'" style:font-family-generic-complex="system" style:font-pitch-complex="variable"/>
    </style:style>
    <style:style style:name="Footer" style:family="paragraph" style:parent-style-name="Standard" style:class="extra"/>
    <style:style style:name="ListLabel_20_1" style:display-name="ListLabel 1" style:family="text">
      <style:text-properties style:font-name="Proxima Nova" fo:font-family="'Proxima Nova'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.139in" fo:margin-bottom="0in" loext:contextual-spacing="false"/>
    </style:style>
    <style:style style:name="MT1" style:family="text">
      <style:text-properties fo:color="#3c78d8" fo:font-weight="bold" style:font-weight-asian="bold"/>
    </style:style>
    <style:page-layout style:name="Mpm1">
      <style:page-layout-properties fo:page-width="8.5in" fo:page-height="11in" style:num-format="1" style:print-orientation="portrait" fo:margin-top="0.75in" fo:margin-bottom="0.5in" fo:margin-left="1in" fo:margin-right="1in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5in" fo:margin-left="0in" fo:margin-right="0in" fo:margin-top="0.2102in" style:dynamic-spacing="true"/>
      </style:footer-style>
    </style:page-layout>
  </office:automatic-styles>
  <office:master-styles>
    <style:master-page style:name="Standard" style:page-layout-name="Mpm1">
      <style:footer>
        <text:p text:style-name="MP1">Ibrahim Haddad, Ph.D.<text:tab/><text:tab/><text:tab/><text:tab/><text:tab/><text:tab/><text:span text:style-name="MT1">Twitter: </text:span>@IbrahimAtLinux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19" meta:word-count="308" meta:character-count="1877" meta:non-whitespace-character-count="1588"/>
    <meta:generator>LibreOffice/6.0.0.3$MacOSX_X86_64 LibreOffice_project/64a0f66915f38c6217de274f0aa8e15618924765</meta:generator>
  </office:meta>
</office:document-meta>
</file>